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b7090" officeooo:paragraph-rsid="000b7090"/>
    </style:style>
    <style:style style:name="T1" style:family="text">
      <style:text-properties officeooo:rsid="000ce18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e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</text:p>
      <text:p text:style-name="P1">Programa</text:p>
      <text:p text:style-name="P1"><text:tab/>• Es estático</text:p>
      <text:p text:style-name="P1"><text:tab/>• No tiene program <text:span text:style-name="T2">c</text:span><text:span text:style-name="T3">o</text:span><text:span text:style-name="T2">unter</text:span></text:p>
      <text:p text:style-name="P1"><text:tab/>• Existe desde que se edita hasta que se borra</text:p>
      <text:p text:style-name="P1">Proceso</text:p>
      <text:p text:style-name="P1"><text:tab/>• Es dinámico</text:p>
      <text:p text:style-name="P1"><text:tab/>• Tiene program counter</text:p>
      <text:p text:style-name="P1"><text:tab/>• Su ciclo de vida comprende desde que se lo ejecuta hasta que</text:p>
      <text:p text:style-name="P1"><text:tab/>termina</text:p>
      <text:p text:style-name="P1"/>
      <text:p text:style-name="P1">b)</text:p>
      <text:p text:style-name="P1">Retorno: tiempo que transcurre entre que el proceso llega al</text:p>
      <text:p text:style-name="P1">sistema hasta que completa su ejecución</text:p>
      <text:p text:style-name="P1">Espera: tiempo que el proceso se encuentra en el sistema</text:p>
      <text:p text:style-name="P1">esperando, es decir el tiempo que pasa sin ejecutarse (TR -</text:p>
      <text:p text:style-name="P1">Tcpu)</text:p>
      <text:p text:style-name="P1"/>
      <text:p text:style-name="P1">c) Tiempo promedio retorno: La suma de los tiempos de retorno de los procesos dividido la cantidad de procesos</text:p>
      <text:p text:style-name="P1">Tiempo promedio de espera: Suma de tiempo de espera de todos los procesos dividido la cantidad de procesos</text:p>
      <text:p text:style-name="P1"/>
      <text:p text:style-name="P1">Dependiendo del algoritmo empleado dicho tiempo variará</text:p>
      <text:p text:style-name="P1"/>
      <text:p text:style-name="P1">d)</text:p>
      <text:p text:style-name="P1">Es una medida que determina cuanto tiempo podría usar el procesador cada proceso</text:p>
      <text:p text:style-name="P1"/>
      <text:p text:style-name="P1">f)</text:p>
      <text:p text:style-name="P1">Long term scheduler: admite nuevos procesos a memoria (controla el grado de multirpogramación)</text:p>
      <text:p text:style-name="P1">Medium term scheduler: realiza el swapping (intercambio) entre el disco y la memoria cuando el SO lo determina (puede disminuir el grado de multiprogramación)</text:p>
      <text:p text:style-name="P1">Short term scheduler: determina que proceso pasará a ejecutarse</text:p>
      <text:p text:style-name="P1"/>
      <text:p text:style-name="P1">g)</text:p>
      <text:p text:style-name="P1">Dispatcher: hace cambio de contexto, cambio de modo de</text:p>
      <text:p text:style-name="P1">ejecución…ˮdespachaˮ el proceso elegido por el Short Term (es decir, salta</text:p>
      <text:p text:style-name="P1">a la instrucción a ejecutar)</text:p>
      <text:p text:style-name="P1"/>
      <text:p text:style-name="P1">2)</text:p>
      <text:p text:style-name="P1"/>
      <text:p text:style-name="P1">a)</text:p>
      <text:p text:style-name="P1">top: Despliega los procesos de Linux corriendo actualmente con ciertos detalles: usuario que lo está ejecutando, PID, uso de CPU, etc.</text:p>
      <text:p text:style-name="P1"/>
      <text:p text:style-name="P1">c)</text:p>
      <text:p text:style-name="P1">ps: Despliega la información de procesos activos</text:p>
      <text:p text:style-name="P1"/>
      <text:p text:style-name="P1">d)</text:p>
      <text:p text:style-name="P1">pstree: Despliega los procesos del sistema en forma de diagrama de árbol</text:p>
      <text:p text:style-name="P1"/>
      <text:p text:style-name="P1"><text:soft-page-break/>e) kill: Le envía una señal a un proceso (Señal por defecto es la de matar al proceso</text:p>
      <text:p text:style-name="P1"/>
      <text:p text:style-name="P1">f) killall: Le envía una señal a todos los procesos que estén siendo ejecutados por un programa</text:p>
      <text:p text:style-name="P1"/>
      <text:p text:style-name="P1">g) renice: Altera la prioridad de procesos en ejecució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8:48:33.822541128</meta:creation-date>
    <dc:date>2024-10-30T19:27:04.326977371</dc:date>
    <meta:editing-duration>PT36M43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40" meta:word-count="301" meta:character-count="1762" meta:non-whitespace-character-count="1494"/>
  </office:meta>
</office:document-meta>
</file>